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ef31" officeooo:paragraph-rsid="000eef31"/>
    </style:style>
    <style:style style:name="P2" style:family="paragraph" style:parent-style-name="Standard">
      <style:text-properties officeooo:rsid="0010449e" officeooo:paragraph-rsid="0010449e"/>
    </style:style>
    <style:style style:name="P3" style:family="paragraph" style:parent-style-name="Standard">
      <style:text-properties officeooo:rsid="0010d3f2" officeooo:paragraph-rsid="0010d3f2"/>
    </style:style>
    <style:style style:name="P4" style:family="paragraph" style:parent-style-name="Standard">
      <style:text-properties officeooo:rsid="00128c24" officeooo:paragraph-rsid="00128c24"/>
    </style:style>
    <style:style style:name="P5" style:family="paragraph" style:parent-style-name="Standard">
      <style:text-properties officeooo:rsid="0014df0f" officeooo:paragraph-rsid="0014df0f"/>
    </style:style>
    <style:style style:name="P6" style:family="paragraph" style:parent-style-name="Standard">
      <style:text-properties fo:font-weight="bold" officeooo:rsid="0014df0f" officeooo:paragraph-rsid="0014df0f" style:font-weight-asian="bold" style:font-weight-complex="bold"/>
    </style:style>
    <style:style style:name="P7" style:family="paragraph" style:parent-style-name="Standard">
      <style:text-properties fo:font-style="normal" officeooo:rsid="00128c24" officeooo:paragraph-rsid="00128c24" style:font-style-asian="normal" style:font-style-complex="normal"/>
    </style:style>
    <style:style style:name="P8" style:family="paragraph" style:parent-style-name="Standard">
      <style:text-properties fo:font-style="italic" officeooo:rsid="00128c24" officeooo:paragraph-rsid="00128c24" style:font-style-asian="italic" style:font-style-complex="italic"/>
    </style:style>
    <style:style style:name="P9" style:family="paragraph" style:parent-style-name="Standard">
      <style:text-properties fo:font-style="italic" officeooo:rsid="00134a5d" officeooo:paragraph-rsid="00134a5d" style:font-style-asian="italic" style:font-style-complex="italic"/>
    </style:style>
    <style:style style:name="P10" style:family="paragraph" style:parent-style-name="Standard">
      <style:text-properties fo:font-style="italic" officeooo:rsid="0014df0f" officeooo:paragraph-rsid="0014df0f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44ae5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cked current version of python → 3.10.12</text:p>
      <text:p text:style-name="P1">Didn’t remove it</text:p>
      <text:p text:style-name="P1">Downloaded the python 3.7.0 release from official python website</text:p>
      <text:p text:style-name="P1"/>
      <text:p text:style-name="P1">installed gcc compiler as need for python 3.7.0 to install.</text:p>
      <text:p text:style-name="P1"><text:tab/>Sudo apt-get install gcc</text:p>
      <text:p text:style-name="P1"/>
      <text:p text:style-name="P1">./configure –enable-optimization <text:s/>→ to configure python3.7.0</text:p>
      <text:p text:style-name="P1"/>
      <text:p text:style-name="P1">installing make command → sudo apt-get install make</text:p>
      <text:p text:style-name="P1"/>
      <text:p text:style-name="P1">sudo make altinstall → to install python3.7.0</text:p>
      <text:p text:style-name="P1"/>
      <text:p text:style-name="P2">error came for zlib not available, so, used command:</text:p>
      <text:p text:style-name="P2">sudo apt install build-essential\</text:p>
      <text:p text:style-name="P2">curl \</text:p>
      <text:p text:style-name="P2">libbz2-dev \</text:p>
      <text:p text:style-name="P2">libffi-dev \</text:p>
      <text:p text:style-name="P2">liblzma-dev \</text:p>
      <text:p text:style-name="P2">libncursesw5-dev \</text:p>
      <text:p text:style-name="P2">libreadline-dev \</text:p>
      <text:p text:style-name="P2">libsqlite3-dev \</text:p>
      <text:p text:style-name="P2">libssl-dev \</text:p>
      <text:p text:style-name="P2">libxml2-dev \</text:p>
      <text:p text:style-name="P2">libxmlsec1-dev \</text:p>
      <text:p text:style-name="P2">llvm \</text:p>
      <text:p text:style-name="P2">make \</text:p>
      <text:p text:style-name="P2">tk-dev \</text:p>
      <text:p text:style-name="P2">wget \</text:p>
      <text:p text:style-name="P2">xz-utils \</text:p>
      <text:p text:style-name="P2">zlib1g-dev</text:p>
      <text:p text:style-name="P2"/>
      <text:p text:style-name="P2">again used → sudo make altinstall<text:line-break/></text:p>
      <text:p text:style-name="P3">segmentation error occurred, now started configure and above command again</text:p>
      <text:p text:style-name="P3"/>
      <text:p text:style-name="P3">python3.7 package installed but pip is 10.0.1</text:p>
      <text:p text:style-name="P3"/>
      <text:p text:style-name="P4">used which command for python3.7 and 3.10 to locate paths → 3.7 → /<text:span text:style-name="T1">usr/</text:span><text:span text:style-name="T3">local/bin/python3.7</text:span></text:p>
      <text:p text:style-name="P4"><text:span text:style-name="T3"><text:tab/><text:tab/><text:tab/><text:tab/><text:tab/><text:tab/><text:tab/><text:tab/> <text:s text:c="2"/>→ 3.10 → </text:span><text:span text:style-name="T1">usr</text:span><text:span text:style-name="T3">/bin/python3.10</text:span></text:p>
      <text:p text:style-name="P7">echo $PATH → both paths are available in it</text:p>
      <text:p text:style-name="P7"/>
      <text:p text:style-name="P7"><text:s/></text:p>
      <text:p text:style-name="P4">used update-alternatives command to change the version of python:</text:p>
      <text:p text:style-name="P4"/>
      <text:p text:style-name="P4">sudo update-alternatives –install <text:span text:style-name="T1">usr</text:span><text:span text:style-name="T3">/bin/python3 python3 </text:span><text:span text:style-name="T1">usr/bin/python3.10 2</text:span></text:p>
      <text:p text:style-name="P8">sudo update-alternatives –install usr/bin/python3 python3 usr/local/bin/python3.7 1</text:p>
      <text:p text:style-name="P4"><text:span text:style-name="T1">sudo update-alternati</text:span><text:span text:style-name="T2">python3 --version</text:span><text:span text:style-name="T1">ves –config python3</text:span></text:p>
      <text:p text:style-name="P8"/>
      <text:p text:style-name="P8">and now set to manual mode with priorty 1 which is 3.7.</text:p>
      <text:p text:style-name="P8"/>
      <text:p text:style-name="P8"/>
      <text:p text:style-name="P9"><text:soft-page-break/>now downloading given task</text:p>
      <text:p text:style-name="P9"/>
      <text:p text:style-name="P9">pipenv installation → sudo apt-get install pipenv</text:p>
      <text:p text:style-name="P9"/>
      <text:p text:style-name="P10">install pip using curl command</text:p>
      <text:p text:style-name="P9"/>
      <text:p text:style-name="P5">now use pip or pip3 to install pipenv</text:p>
      <text:p text:style-name="P5"/>
      <text:p text:style-name="P5"/>
      <text:p text:style-name="P5">also there might be possiblity sometimes you need to link the files location for commands</text:p>
      <text:p text:style-name="P6">sudo ln -s pathwherefileexist pathsystemisusing</text:p>
      <text:p text:style-name="P5"/>
      <text:p text:style-name="P5"><text:span text:style-name="T4">pipenv install </text:span>to install all the dependencies</text:p>
      <text:p text:style-name="P5"/>
      <text:p text:style-name="P5">create host-olnly network with ip and enable dhcp and bridged their network and in adapter 2 used host-only ips</text:p>
      <text:p text:style-name="P5"/>
      <text:p text:style-name="P5">now they were on same network. They can communicate.</text:p>
      <text:p text:style-name="P5"/>
      <text:p text:style-name="P5">After this, define ips for redis server to its provided ip and server host ip was 0.0.0.0 bein g any ip </text:p>
      <text:p text:style-name="P5"/>
      <text:p text:style-name="P5">also change ip 127.0.0.1 in redis.conf file to 0.0.0.0</text:p>
      <text:p text:style-name="P5"/>
      <text:p text:style-name="P5">now provide the requirepass “password” in security directive</text:p>
      <text:p text:style-name="P5"/>
      <text:p text:style-name="P5">then run the command pipenv run python server.py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4:15:20.273671651</meta:creation-date>
    <dc:date>2023-10-09T13:18:34.901047743</dc:date>
    <meta:editing-duration>P1DT4H19M2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51" meta:word-count="314" meta:character-count="2045" meta:non-whitespace-character-count="1766"/>
  </office:meta>
</office:document-meta>
</file>